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15" table:default-cell-style-name="Default"/>
        <table:table-row table:style-name="ro1">
          <table:table-cell office:value-type="string">
            <text:p>Angle =</text:p>
          </table:table-cell>
          <table:table-cell office:value-type="float" office:value="90">
            <text:p>90.0000000</text:p>
          </table:table-cell>
          <table:table-cell table:number-columns-repeated="7" table:style-name="ce1" office:value-type="float" office:value="90">
            <text:p>90.0000000</text:p>
          </table:table-cell>
          <table:table-cell table:number-columns-repeated="8" table:style-name="ce1" office:value-type="float" office:value="45">
            <text:p>45.0000000</text:p>
          </table:table-cell>
        </table:table-row>
        <table:table-row table:style-name="ro1">
          <table:table-cell office:value-type="string">
            <text:p>In Radians = </text:p>
          </table:table-cell>
          <table:table-cell table:formula="of:=([.B1]/180)*3.14159265359" office:value-type="float" office:value="1.570796326795">
            <text:p>1.5707963</text:p>
          </table:table-cell>
          <table:table-cell table:style-name="ce1" table:formula="of:=([.C1]/180)*3.14159265359" office:value-type="float" office:value="1.570796326795">
            <text:p>1.5707963</text:p>
          </table:table-cell>
          <table:table-cell table:style-name="ce1" table:formula="of:=([.D1]/180)*3.14159265359" office:value-type="float" office:value="1.570796326795">
            <text:p>1.5707963</text:p>
          </table:table-cell>
          <table:table-cell table:style-name="ce1" table:formula="of:=([.E1]/180)*3.14159265359" office:value-type="float" office:value="1.570796326795">
            <text:p>1.5707963</text:p>
          </table:table-cell>
          <table:table-cell table:style-name="ce1" table:formula="of:=([.F1]/180)*3.14159265359" office:value-type="float" office:value="1.570796326795">
            <text:p>1.5707963</text:p>
          </table:table-cell>
          <table:table-cell table:style-name="ce1" table:formula="of:=([.G1]/180)*3.14159265359" office:value-type="float" office:value="1.570796326795">
            <text:p>1.5707963</text:p>
          </table:table-cell>
          <table:table-cell table:style-name="ce1" table:formula="of:=([.H1]/180)*3.14159265359" office:value-type="float" office:value="1.570796326795">
            <text:p>1.5707963</text:p>
          </table:table-cell>
          <table:table-cell table:style-name="ce1" table:formula="of:=([.I1]/180)*3.14159265359" office:value-type="float" office:value="1.570796326795">
            <text:p>1.5707963</text:p>
          </table:table-cell>
          <table:table-cell table:style-name="ce1" table:formula="of:=([.J1]/180)*3.14159265359" office:value-type="float" office:value="0.7853981633975">
            <text:p>0.7853982</text:p>
          </table:table-cell>
          <table:table-cell table:style-name="ce1" table:formula="of:=([.K1]/180)*3.14159265359" office:value-type="float" office:value="0.7853981633975">
            <text:p>0.7853982</text:p>
          </table:table-cell>
          <table:table-cell table:style-name="ce1" table:formula="of:=([.L1]/180)*3.14159265359" office:value-type="float" office:value="0.7853981633975">
            <text:p>0.7853982</text:p>
          </table:table-cell>
          <table:table-cell table:style-name="ce1" table:formula="of:=([.M1]/180)*3.14159265359" office:value-type="float" office:value="0.7853981633975">
            <text:p>0.7853982</text:p>
          </table:table-cell>
          <table:table-cell table:style-name="ce1" table:formula="of:=([.N1]/180)*3.14159265359" office:value-type="float" office:value="0.7853981633975">
            <text:p>0.7853982</text:p>
          </table:table-cell>
          <table:table-cell table:style-name="ce1" table:formula="of:=([.O1]/180)*3.14159265359" office:value-type="float" office:value="0.7853981633975">
            <text:p>0.7853982</text:p>
          </table:table-cell>
          <table:table-cell table:style-name="ce1" table:formula="of:=([.P1]/180)*3.14159265359" office:value-type="float" office:value="0.7853981633975">
            <text:p>0.7853982</text:p>
          </table:table-cell>
          <table:table-cell table:style-name="ce1" table:formula="of:=([.Q1]/180)*3.14159265359" office:value-type="float" office:value="0.7853981633975">
            <text:p>0.7853982</text:p>
          </table:table-cell>
        </table:table-row>
        <table:table-row table:style-name="ro1">
          <table:table-cell office:value-type="string">
            <text:p>sin angle =</text:p>
          </table:table-cell>
          <table:table-cell table:formula="of:=SIN([.B2])" office:value-type="float" office:value="1">
            <text:p>1.0000000</text:p>
          </table:table-cell>
          <table:table-cell table:style-name="ce1" table:formula="of:=SIN([.C2])" office:value-type="float" office:value="1">
            <text:p>1.0000000</text:p>
          </table:table-cell>
          <table:table-cell table:style-name="ce1" table:formula="of:=SIN([.D2])" office:value-type="float" office:value="1">
            <text:p>1.0000000</text:p>
          </table:table-cell>
          <table:table-cell table:style-name="ce1" table:formula="of:=SIN([.E2])" office:value-type="float" office:value="1">
            <text:p>1.0000000</text:p>
          </table:table-cell>
          <table:table-cell table:style-name="ce1" table:formula="of:=SIN([.F2])" office:value-type="float" office:value="1">
            <text:p>1.0000000</text:p>
          </table:table-cell>
          <table:table-cell table:style-name="ce1" table:formula="of:=SIN([.G2])" office:value-type="float" office:value="1">
            <text:p>1.0000000</text:p>
          </table:table-cell>
          <table:table-cell table:style-name="ce1" table:formula="of:=SIN([.H2])" office:value-type="float" office:value="1">
            <text:p>1.0000000</text:p>
          </table:table-cell>
          <table:table-cell table:style-name="ce1" table:formula="of:=SIN([.I2])" office:value-type="float" office:value="1">
            <text:p>1.0000000</text:p>
          </table:table-cell>
          <table:table-cell table:style-name="ce1" table:formula="of:=SIN([.J2])" office:value-type="float" office:value="0.707106781186584">
            <text:p>0.7071068</text:p>
          </table:table-cell>
          <table:table-cell table:style-name="ce1" table:formula="of:=SIN([.K2])" office:value-type="float" office:value="0.707106781186584">
            <text:p>0.7071068</text:p>
          </table:table-cell>
          <table:table-cell table:style-name="ce1" table:formula="of:=SIN([.L2])" office:value-type="float" office:value="0.707106781186584">
            <text:p>0.7071068</text:p>
          </table:table-cell>
          <table:table-cell table:style-name="ce1" table:formula="of:=SIN([.M2])" office:value-type="float" office:value="0.707106781186584">
            <text:p>0.7071068</text:p>
          </table:table-cell>
          <table:table-cell table:style-name="ce1" table:formula="of:=SIN([.N2])" office:value-type="float" office:value="0.707106781186584">
            <text:p>0.7071068</text:p>
          </table:table-cell>
          <table:table-cell table:style-name="ce1" table:formula="of:=SIN([.O2])" office:value-type="float" office:value="0.707106781186584">
            <text:p>0.7071068</text:p>
          </table:table-cell>
          <table:table-cell table:style-name="ce1" table:formula="of:=SIN([.P2])" office:value-type="float" office:value="0.707106781186584">
            <text:p>0.7071068</text:p>
          </table:table-cell>
          <table:table-cell table:style-name="ce1" table:formula="of:=SIN([.Q2])" office:value-type="float" office:value="0.707106781186584">
            <text:p>0.7071068</text:p>
          </table:table-cell>
        </table:table-row>
        <table:table-row table:style-name="ro1">
          <table:table-cell office:value-type="string">
            <text:p>cos angle =</text:p>
          </table:table-cell>
          <table:table-cell table:formula="of:=COS([.B2])" office:value-type="float" office:value="-0.000000000000103411553555107">
            <text:p>0.0000000</text:p>
          </table:table-cell>
          <table:table-cell table:style-name="ce1" table:formula="of:=COS([.C2])" office:value-type="float" office:value="-0.000000000000103411553555107">
            <text:p>0.0000000</text:p>
          </table:table-cell>
          <table:table-cell table:style-name="ce1" table:formula="of:=COS([.D2])" office:value-type="float" office:value="-0.000000000000103411553555107">
            <text:p>0.0000000</text:p>
          </table:table-cell>
          <table:table-cell table:style-name="ce1" table:formula="of:=COS([.E2])" office:value-type="float" office:value="-0.000000000000103411553555107">
            <text:p>0.0000000</text:p>
          </table:table-cell>
          <table:table-cell table:style-name="ce1" table:formula="of:=COS([.F2])" office:value-type="float" office:value="-0.000000000000103411553555107">
            <text:p>0.0000000</text:p>
          </table:table-cell>
          <table:table-cell table:style-name="ce1" table:formula="of:=COS([.G2])" office:value-type="float" office:value="-0.000000000000103411553555107">
            <text:p>0.0000000</text:p>
          </table:table-cell>
          <table:table-cell table:style-name="ce1" table:formula="of:=COS([.H2])" office:value-type="float" office:value="-0.000000000000103411553555107">
            <text:p>0.0000000</text:p>
          </table:table-cell>
          <table:table-cell table:style-name="ce1" table:formula="of:=COS([.I2])" office:value-type="float" office:value="-0.000000000000103411553555107">
            <text:p>0.0000000</text:p>
          </table:table-cell>
          <table:table-cell table:style-name="ce1" table:formula="of:=COS([.J2])" office:value-type="float" office:value="0.707106781186511">
            <text:p>0.7071068</text:p>
          </table:table-cell>
          <table:table-cell table:style-name="ce1" table:formula="of:=COS([.K2])" office:value-type="float" office:value="0.707106781186511">
            <text:p>0.7071068</text:p>
          </table:table-cell>
          <table:table-cell table:style-name="ce1" table:formula="of:=COS([.L2])" office:value-type="float" office:value="0.707106781186511">
            <text:p>0.7071068</text:p>
          </table:table-cell>
          <table:table-cell table:style-name="ce1" table:formula="of:=COS([.M2])" office:value-type="float" office:value="0.707106781186511">
            <text:p>0.7071068</text:p>
          </table:table-cell>
          <table:table-cell table:style-name="ce1" table:formula="of:=COS([.N2])" office:value-type="float" office:value="0.707106781186511">
            <text:p>0.7071068</text:p>
          </table:table-cell>
          <table:table-cell table:style-name="ce1" table:formula="of:=COS([.O2])" office:value-type="float" office:value="0.707106781186511">
            <text:p>0.7071068</text:p>
          </table:table-cell>
          <table:table-cell table:style-name="ce1" table:formula="of:=COS([.P2])" office:value-type="float" office:value="0.707106781186511">
            <text:p>0.7071068</text:p>
          </table:table-cell>
          <table:table-cell table:style-name="ce1" table:formula="of:=COS([.Q2])" office:value-type="float" office:value="0.707106781186511">
            <text:p>0.7071068</text:p>
          </table:table-cell>
        </table:table-row>
        <table:table-row table:style-name="ro1">
          <table:table-cell office:value-type="string">
            <text:p>sin (-angle) =</text:p>
          </table:table-cell>
          <table:table-cell table:formula="of:=SIN(-[.B2])" office:value-type="float" office:value="-1">
            <text:p>-1.0000000</text:p>
          </table:table-cell>
          <table:table-cell table:style-name="ce1" table:formula="of:=SIN(-[.C2])" office:value-type="float" office:value="-1">
            <text:p>-1.0000000</text:p>
          </table:table-cell>
          <table:table-cell table:style-name="ce1" table:formula="of:=SIN(-[.D2])" office:value-type="float" office:value="-1">
            <text:p>-1.0000000</text:p>
          </table:table-cell>
          <table:table-cell table:style-name="ce1" table:formula="of:=SIN(-[.E2])" office:value-type="float" office:value="-1">
            <text:p>-1.0000000</text:p>
          </table:table-cell>
          <table:table-cell table:style-name="ce1" table:formula="of:=SIN(-[.F2])" office:value-type="float" office:value="-1">
            <text:p>-1.0000000</text:p>
          </table:table-cell>
          <table:table-cell table:style-name="ce1" table:formula="of:=SIN(-[.G2])" office:value-type="float" office:value="-1">
            <text:p>-1.0000000</text:p>
          </table:table-cell>
          <table:table-cell table:style-name="ce1" table:formula="of:=SIN(-[.H2])" office:value-type="float" office:value="-1">
            <text:p>-1.0000000</text:p>
          </table:table-cell>
          <table:table-cell table:style-name="ce1" table:formula="of:=SIN(-[.I2])" office:value-type="float" office:value="-1">
            <text:p>-1.0000000</text:p>
          </table:table-cell>
          <table:table-cell table:style-name="ce1" table:formula="of:=SIN(-[.J2])" office:value-type="float" office:value="-0.707106781186584">
            <text:p>-0.7071068</text:p>
          </table:table-cell>
          <table:table-cell table:style-name="ce1" table:formula="of:=SIN(-[.K2])" office:value-type="float" office:value="-0.707106781186584">
            <text:p>-0.7071068</text:p>
          </table:table-cell>
          <table:table-cell table:style-name="ce1" table:formula="of:=SIN(-[.L2])" office:value-type="float" office:value="-0.707106781186584">
            <text:p>-0.7071068</text:p>
          </table:table-cell>
          <table:table-cell table:style-name="ce1" table:formula="of:=SIN(-[.M2])" office:value-type="float" office:value="-0.707106781186584">
            <text:p>-0.7071068</text:p>
          </table:table-cell>
          <table:table-cell table:style-name="ce1" table:formula="of:=SIN(-[.N2])" office:value-type="float" office:value="-0.707106781186584">
            <text:p>-0.7071068</text:p>
          </table:table-cell>
          <table:table-cell table:style-name="ce1" table:formula="of:=SIN(-[.O2])" office:value-type="float" office:value="-0.707106781186584">
            <text:p>-0.7071068</text:p>
          </table:table-cell>
          <table:table-cell table:style-name="ce1" table:formula="of:=SIN(-[.P2])" office:value-type="float" office:value="-0.707106781186584">
            <text:p>-0.7071068</text:p>
          </table:table-cell>
          <table:table-cell table:style-name="ce1" table:formula="of:=SIN(-[.Q2])" office:value-type="float" office:value="-0.707106781186584">
            <text:p>-0.7071068</text:p>
          </table:table-cell>
        </table:table-row>
        <table:table-row table:style-name="ro1">
          <table:table-cell office:value-type="string">
            <text:p>cos (-angle) =</text:p>
          </table:table-cell>
          <table:table-cell table:formula="of:=COS(-[.B2])" office:value-type="float" office:value="-0.000000000000103411553555107">
            <text:p>0.0000000</text:p>
          </table:table-cell>
          <table:table-cell table:style-name="ce1" table:formula="of:=COS(-[.C2])" office:value-type="float" office:value="-0.000000000000103411553555107">
            <text:p>0.0000000</text:p>
          </table:table-cell>
          <table:table-cell table:style-name="ce1" table:formula="of:=COS(-[.D2])" office:value-type="float" office:value="-0.000000000000103411553555107">
            <text:p>0.0000000</text:p>
          </table:table-cell>
          <table:table-cell table:style-name="ce1" table:formula="of:=COS(-[.E2])" office:value-type="float" office:value="-0.000000000000103411553555107">
            <text:p>0.0000000</text:p>
          </table:table-cell>
          <table:table-cell table:style-name="ce1" table:formula="of:=COS(-[.F2])" office:value-type="float" office:value="-0.000000000000103411553555107">
            <text:p>0.0000000</text:p>
          </table:table-cell>
          <table:table-cell table:style-name="ce1" table:formula="of:=COS(-[.G2])" office:value-type="float" office:value="-0.000000000000103411553555107">
            <text:p>0.0000000</text:p>
          </table:table-cell>
          <table:table-cell table:style-name="ce1" table:formula="of:=COS(-[.H2])" office:value-type="float" office:value="-0.000000000000103411553555107">
            <text:p>0.0000000</text:p>
          </table:table-cell>
          <table:table-cell table:style-name="ce1" table:formula="of:=COS(-[.I2])" office:value-type="float" office:value="-0.000000000000103411553555107">
            <text:p>0.0000000</text:p>
          </table:table-cell>
          <table:table-cell table:style-name="ce1" table:formula="of:=COS(-[.J2])" office:value-type="float" office:value="0.707106781186511">
            <text:p>0.7071068</text:p>
          </table:table-cell>
          <table:table-cell table:style-name="ce1" table:formula="of:=COS(-[.K2])" office:value-type="float" office:value="0.707106781186511">
            <text:p>0.7071068</text:p>
          </table:table-cell>
          <table:table-cell table:style-name="ce1" table:formula="of:=COS(-[.L2])" office:value-type="float" office:value="0.707106781186511">
            <text:p>0.7071068</text:p>
          </table:table-cell>
          <table:table-cell table:style-name="ce1" table:formula="of:=COS(-[.M2])" office:value-type="float" office:value="0.707106781186511">
            <text:p>0.7071068</text:p>
          </table:table-cell>
          <table:table-cell table:style-name="ce1" table:formula="of:=COS(-[.N2])" office:value-type="float" office:value="0.707106781186511">
            <text:p>0.7071068</text:p>
          </table:table-cell>
          <table:table-cell table:style-name="ce1" table:formula="of:=COS(-[.O2])" office:value-type="float" office:value="0.707106781186511">
            <text:p>0.7071068</text:p>
          </table:table-cell>
          <table:table-cell table:style-name="ce1" table:formula="of:=COS(-[.P2])" office:value-type="float" office:value="0.707106781186511">
            <text:p>0.7071068</text:p>
          </table:table-cell>
          <table:table-cell table:style-name="ce1" table:formula="of:=COS(-[.Q2])" office:value-type="float" office:value="0.707106781186511">
            <text:p>0.7071068</text:p>
          </table:table-cell>
        </table:table-row>
        <table:table-row table:style-name="ro1">
          <table:table-cell table:number-columns-repeated="2"/>
          <table:table-cell table:style-name="ce1" table:number-columns-repeated="15"/>
        </table:table-row>
        <table:table-row table:style-name="ro1">
          <table:table-cell office:value-type="string">
            <text:p>x</text:p>
          </table:table-cell>
          <table:table-cell office:value-type="float" office:value="1">
            <text:p>1.0000000</text:p>
          </table:table-cell>
          <table:table-cell table:style-name="ce1" office:value-type="float" office:value="0">
            <text:p>0.0000000</text:p>
          </table:table-cell>
          <table:table-cell table:style-name="ce1" office:value-type="float" office:value="-1">
            <text:p>-1.0000000</text:p>
          </table:table-cell>
          <table:table-cell table:style-name="ce1" office:value-type="float" office:value="0">
            <text:p>0.0000000</text:p>
          </table:table-cell>
          <table:table-cell table:number-columns-repeated="2" table:style-name="ce1" office:value-type="float" office:value="1">
            <text:p>1.0000000</text:p>
          </table:table-cell>
          <table:table-cell table:number-columns-repeated="2" table:style-name="ce1" office:value-type="float" office:value="-1">
            <text:p>-1.0000000</text:p>
          </table:table-cell>
          <table:table-cell table:style-name="ce1" office:value-type="float" office:value="1">
            <text:p>1.0000000</text:p>
          </table:table-cell>
          <table:table-cell table:style-name="ce1" office:value-type="float" office:value="1.4142135623731">
            <text:p>1.4142136</text:p>
          </table:table-cell>
          <table:table-cell table:style-name="ce1" office:value-type="float" office:value="0.999999999999896">
            <text:p>1.0000000</text:p>
          </table:table-cell>
          <table:table-cell table:style-name="ce1" office:value-type="float" office:value="-0.000000000000219602114270856">
            <text:p>0.0000000</text:p>
          </table:table-cell>
          <table:table-cell table:number-columns-repeated="4" table:style-name="ce1" office:value-type="float" office:value="0.999999999999896">
            <text:p>1.000000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.0000000</text:p>
          </table:table-cell>
          <table:table-cell table:style-name="ce1" office:value-type="float" office:value="-1">
            <text:p>-1.0000000</text:p>
          </table:table-cell>
          <table:table-cell table:style-name="ce1" office:value-type="float" office:value="0">
            <text:p>0.0000000</text:p>
          </table:table-cell>
          <table:table-cell table:number-columns-repeated="2" table:style-name="ce1" office:value-type="float" office:value="1">
            <text:p>1.0000000</text:p>
          </table:table-cell>
          <table:table-cell table:number-columns-repeated="2" table:style-name="ce1" office:value-type="float" office:value="-1">
            <text:p>-1.0000000</text:p>
          </table:table-cell>
          <table:table-cell table:number-columns-repeated="2" table:style-name="ce1" office:value-type="float" office:value="1">
            <text:p>1.0000000</text:p>
          </table:table-cell>
          <table:table-cell table:style-name="ce1" office:value-type="float" office:value="-0.0000000000000731636973227978">
            <text:p>0.0000000</text:p>
          </table:table-cell>
          <table:table-cell table:style-name="ce1" office:value-type="float" office:value="-1.0000000000001">
            <text:p>-1.0000000</text:p>
          </table:table-cell>
          <table:table-cell table:style-name="ce1" office:value-type="float" office:value="-1.4142135623731">
            <text:p>-1.4142136</text:p>
          </table:table-cell>
          <table:table-cell table:number-columns-repeated="4" table:style-name="ce1" office:value-type="float" office:value="-1.0000000000001">
            <text:p>-1.0000000</text:p>
          </table:table-cell>
        </table:table-row>
        <table:table-row table:style-name="ro1">
          <table:table-cell table:number-columns-repeated="2"/>
          <table:table-cell table:style-name="ce1" table:number-columns-repeated="15"/>
        </table:table-row>
        <table:table-row table:style-name="ro1">
          <table:table-cell office:value-type="string">
            <text:p>x'</text:p>
          </table:table-cell>
          <table:table-cell table:formula="of:=[.B6]*[.B8]-[.B5]*[.B9]" office:value-type="float" office:value="-0.000000000000103411553555107">
            <text:p>0.0000000</text:p>
          </table:table-cell>
          <table:table-cell table:style-name="ce1" table:formula="of:=[.C6]*[.C8]-[.C5]*[.C9]" office:value-type="float" office:value="-1">
            <text:p>-1.0000000</text:p>
          </table:table-cell>
          <table:table-cell table:style-name="ce1" table:formula="of:=[.D6]*[.D8]-[.D5]*[.D9]" office:value-type="float" office:value="0.000000000000103411553555107">
            <text:p>0.0000000</text:p>
          </table:table-cell>
          <table:table-cell table:style-name="ce1" table:formula="of:=[.E6]*[.E8]-[.E5]*[.E9]" office:value-type="float" office:value="1">
            <text:p>1.0000000</text:p>
          </table:table-cell>
          <table:table-cell table:style-name="ce1" table:formula="of:=[.F6]*[.F8]-[.F5]*[.F9]" office:value-type="float" office:value="0.999999999999897">
            <text:p>1.0000000</text:p>
          </table:table-cell>
          <table:table-cell table:style-name="ce1" table:formula="of:=[.G6]*[.G8]-[.G5]*[.G9]" office:value-type="float" office:value="-1.0000000000001">
            <text:p>-1.0000000</text:p>
          </table:table-cell>
          <table:table-cell table:style-name="ce1" table:formula="of:=[.H6]*[.H8]-[.H5]*[.H9]" office:value-type="float" office:value="-0.999999999999897">
            <text:p>-1.0000000</text:p>
          </table:table-cell>
          <table:table-cell table:style-name="ce1" table:formula="of:=[.I6]*[.I8]-[.I5]*[.I9]" office:value-type="float" office:value="1.0000000000001">
            <text:p>1.0000000</text:p>
          </table:table-cell>
          <table:table-cell table:style-name="ce1" table:formula="of:=[.J6]*[.J8]-[.J5]*[.J9]" office:value-type="float" office:value="1.4142135623731">
            <text:p>1.4142136</text:p>
          </table:table-cell>
          <table:table-cell table:style-name="ce1" table:formula="of:=[.K6]*[.K8]-[.K5]*[.K9]" office:value-type="float" office:value="0.999999999999896">
            <text:p>1.0000000</text:p>
          </table:table-cell>
          <table:table-cell table:style-name="ce1" table:formula="of:=[.L6]*[.L8]-[.L5]*[.L9]" office:value-type="float" office:value="-0.000000000000219602114270856">
            <text:p>0.0000000</text:p>
          </table:table-cell>
          <table:table-cell table:style-name="ce1" table:formula="of:=[.M6]*[.M8]-[.M5]*[.M9]" office:value-type="float" office:value="-1.00000000000021">
            <text:p>-1.0000000</text:p>
          </table:table-cell>
          <table:table-cell table:style-name="ce1" table:formula="of:=[.N6]*[.N8]-[.N5]*[.N9]" office:value-type="float" office:value="-0.000000000000219602114270856">
            <text:p>0.0000000</text:p>
          </table:table-cell>
          <table:table-cell table:style-name="ce1" table:formula="of:=[.O6]*[.O8]-[.O5]*[.O9]" office:value-type="float" office:value="-0.000000000000219602114270856">
            <text:p>0.0000000</text:p>
          </table:table-cell>
          <table:table-cell table:style-name="ce1" table:formula="of:=[.P6]*[.P8]-[.P5]*[.P9]" office:value-type="float" office:value="-0.000000000000219602114270856">
            <text:p>0.0000000</text:p>
          </table:table-cell>
          <table:table-cell table:style-name="ce1" table:formula="of:=[.Q6]*[.Q8]-[.Q5]*[.Q9]" office:value-type="float" office:value="-0.000000000000219602114270856">
            <text:p>0.0000000</text:p>
          </table:table-cell>
        </table:table-row>
        <table:table-row table:style-name="ro1">
          <table:table-cell office:value-type="string">
            <text:p>y'</text:p>
          </table:table-cell>
          <table:table-cell table:formula="of:=-[.B5]*[.B8]-[.B6]*[.B9]" office:value-type="float" office:value="1">
            <text:p>1.0000000</text:p>
          </table:table-cell>
          <table:table-cell table:style-name="ce1" table:formula="of:=-[.C5]*[.C8]-[.C6]*[.C9]" office:value-type="float" office:value="-0.000000000000103411553555107">
            <text:p>0.0000000</text:p>
          </table:table-cell>
          <table:table-cell table:style-name="ce1" table:formula="of:=-[.D5]*[.D8]-[.D6]*[.D9]" office:value-type="float" office:value="-1">
            <text:p>-1.0000000</text:p>
          </table:table-cell>
          <table:table-cell table:style-name="ce1" table:formula="of:=-[.E5]*[.E8]-[.E6]*[.E9]" office:value-type="float" office:value="0.000000000000103411553555107">
            <text:p>0.0000000</text:p>
          </table:table-cell>
          <table:table-cell table:style-name="ce1" table:formula="of:=-[.F5]*[.F8]-[.F6]*[.F9]" office:value-type="float" office:value="1.0000000000001">
            <text:p>1.0000000</text:p>
          </table:table-cell>
          <table:table-cell table:style-name="ce1" table:formula="of:=-[.G5]*[.G8]-[.G6]*[.G9]" office:value-type="float" office:value="0.999999999999897">
            <text:p>1.0000000</text:p>
          </table:table-cell>
          <table:table-cell table:style-name="ce1" table:formula="of:=-[.H5]*[.H8]-[.H6]*[.H9]" office:value-type="float" office:value="-1.0000000000001">
            <text:p>-1.0000000</text:p>
          </table:table-cell>
          <table:table-cell table:style-name="ce1" table:formula="of:=-[.I5]*[.I8]-[.I6]*[.I9]" office:value-type="float" office:value="-0.999999999999897">
            <text:p>-1.0000000</text:p>
          </table:table-cell>
          <table:table-cell table:style-name="ce1" table:formula="of:=-[.J5]*[.J8]-[.J6]*[.J9]" office:value-type="float" office:value="0.0000000000000731636973227978">
            <text:p>0.0000000</text:p>
          </table:table-cell>
          <table:table-cell table:style-name="ce1" table:formula="of:=-[.K5]*[.K8]-[.K6]*[.K9]" office:value-type="float" office:value="1.0000000000001">
            <text:p>1.0000000</text:p>
          </table:table-cell>
          <table:table-cell table:style-name="ce1" table:formula="of:=-[.L5]*[.L8]-[.L6]*[.L9]" office:value-type="float" office:value="1.4142135623731">
            <text:p>1.4142136</text:p>
          </table:table-cell>
          <table:table-cell table:style-name="ce1" table:formula="of:=-[.M5]*[.M8]-[.M6]*[.M9]" office:value-type="float" office:value="0.999999999999793">
            <text:p>1.0000000</text:p>
          </table:table-cell>
          <table:table-cell table:style-name="ce1" table:formula="of:=-[.N5]*[.N8]-[.N6]*[.N9]" office:value-type="float" office:value="1.4142135623731">
            <text:p>1.4142136</text:p>
          </table:table-cell>
          <table:table-cell table:style-name="ce1" table:formula="of:=-[.O5]*[.O8]-[.O6]*[.O9]" office:value-type="float" office:value="1.4142135623731">
            <text:p>1.4142136</text:p>
          </table:table-cell>
          <table:table-cell table:style-name="ce1" table:formula="of:=-[.P5]*[.P8]-[.P6]*[.P9]" office:value-type="float" office:value="1.4142135623731">
            <text:p>1.4142136</text:p>
          </table:table-cell>
          <table:table-cell table:style-name="ce1" table:formula="of:=-[.Q5]*[.Q8]-[.Q6]*[.Q9]" office:value-type="float" office:value="1.4142135623731">
            <text:p>1.4142136</text:p>
          </table:table-cell>
        </table:table-row>
        <table:table-row table:style-name="ro1">
          <table:table-cell table:number-columns-repeated="2"/>
          <table:table-cell table:style-name="ce1" table:number-columns-repeated="15"/>
        </table:table-row>
        <table:table-row table:style-name="ro1">
          <table:table-cell office:value-type="string">
            <text:p>x''</text:p>
          </table:table-cell>
          <table:table-cell table:formula="of:=[.B11]" office:value-type="float" office:value="-0.000000000000103411553555107">
            <text:p>0.0000000</text:p>
          </table:table-cell>
          <table:table-cell table:style-name="ce1" table:formula="of:=[.C11]" office:value-type="float" office:value="-1">
            <text:p>-1.0000000</text:p>
          </table:table-cell>
          <table:table-cell table:style-name="ce1" table:formula="of:=[.D11]" office:value-type="float" office:value="0.000000000000103411553555107">
            <text:p>0.0000000</text:p>
          </table:table-cell>
          <table:table-cell table:style-name="ce1" table:formula="of:=[.E11]" office:value-type="float" office:value="1">
            <text:p>1.0000000</text:p>
          </table:table-cell>
          <table:table-cell table:style-name="ce1" table:formula="of:=[.F11]" office:value-type="float" office:value="0.999999999999897">
            <text:p>1.0000000</text:p>
          </table:table-cell>
          <table:table-cell table:style-name="ce1" table:formula="of:=[.G11]" office:value-type="float" office:value="-1.0000000000001">
            <text:p>-1.0000000</text:p>
          </table:table-cell>
          <table:table-cell table:style-name="ce1" table:formula="of:=[.H11]" office:value-type="float" office:value="-0.999999999999897">
            <text:p>-1.0000000</text:p>
          </table:table-cell>
          <table:table-cell table:style-name="ce1" table:formula="of:=[.I11]" office:value-type="float" office:value="1.0000000000001">
            <text:p>1.0000000</text:p>
          </table:table-cell>
          <table:table-cell table:style-name="ce1" table:formula="of:=[.J11]" office:value-type="float" office:value="1.4142135623731">
            <text:p>1.4142136</text:p>
          </table:table-cell>
          <table:table-cell table:style-name="ce1" table:formula="of:=[.K11]" office:value-type="float" office:value="0.999999999999896">
            <text:p>1.0000000</text:p>
          </table:table-cell>
          <table:table-cell table:style-name="ce1" table:formula="of:=[.L11]" office:value-type="float" office:value="-0.000000000000219602114270856">
            <text:p>0.0000000</text:p>
          </table:table-cell>
          <table:table-cell table:style-name="ce1" table:formula="of:=[.M11]" office:value-type="float" office:value="-1.00000000000021">
            <text:p>-1.0000000</text:p>
          </table:table-cell>
          <table:table-cell table:style-name="ce1" table:formula="of:=[.N11]" office:value-type="float" office:value="-0.000000000000219602114270856">
            <text:p>0.0000000</text:p>
          </table:table-cell>
          <table:table-cell table:style-name="ce1" table:formula="of:=[.O11]" office:value-type="float" office:value="-0.000000000000219602114270856">
            <text:p>0.0000000</text:p>
          </table:table-cell>
          <table:table-cell table:style-name="ce1" table:formula="of:=[.P11]" office:value-type="float" office:value="-0.000000000000219602114270856">
            <text:p>0.0000000</text:p>
          </table:table-cell>
          <table:table-cell table:style-name="ce1" table:formula="of:=[.Q11]" office:value-type="float" office:value="-0.000000000000219602114270856">
            <text:p>0.0000000</text:p>
          </table:table-cell>
        </table:table-row>
        <table:table-row table:style-name="ro1">
          <table:table-cell office:value-type="string">
            <text:p>y''</text:p>
          </table:table-cell>
          <table:table-cell table:formula="of:=-[.B12]" office:value-type="float" office:value="-1">
            <text:p>-1.0000000</text:p>
          </table:table-cell>
          <table:table-cell table:style-name="ce1" table:formula="of:=-[.C12]" office:value-type="float" office:value="0.000000000000103411553555107">
            <text:p>0.0000000</text:p>
          </table:table-cell>
          <table:table-cell table:style-name="ce1" table:formula="of:=-[.D12]" office:value-type="float" office:value="1">
            <text:p>1.0000000</text:p>
          </table:table-cell>
          <table:table-cell table:style-name="ce1" table:formula="of:=-[.E12]" office:value-type="float" office:value="-0.000000000000103411553555107">
            <text:p>0.0000000</text:p>
          </table:table-cell>
          <table:table-cell table:style-name="ce1" table:formula="of:=-[.F12]" office:value-type="float" office:value="-1.0000000000001">
            <text:p>-1.0000000</text:p>
          </table:table-cell>
          <table:table-cell table:style-name="ce1" table:formula="of:=-[.G12]" office:value-type="float" office:value="-0.999999999999897">
            <text:p>-1.0000000</text:p>
          </table:table-cell>
          <table:table-cell table:style-name="ce1" table:formula="of:=-[.H12]" office:value-type="float" office:value="1.0000000000001">
            <text:p>1.0000000</text:p>
          </table:table-cell>
          <table:table-cell table:style-name="ce1" table:formula="of:=-[.I12]" office:value-type="float" office:value="0.999999999999897">
            <text:p>1.0000000</text:p>
          </table:table-cell>
          <table:table-cell table:style-name="ce1" table:formula="of:=-[.J12]" office:value-type="float" office:value="-0.0000000000000731636973227978">
            <text:p>0.0000000</text:p>
          </table:table-cell>
          <table:table-cell table:style-name="ce1" table:formula="of:=-[.K12]" office:value-type="float" office:value="-1.0000000000001">
            <text:p>-1.0000000</text:p>
          </table:table-cell>
          <table:table-cell table:style-name="ce1" table:formula="of:=-[.L12]" office:value-type="float" office:value="-1.4142135623731">
            <text:p>-1.4142136</text:p>
          </table:table-cell>
          <table:table-cell table:style-name="ce1" table:formula="of:=-[.M12]" office:value-type="float" office:value="-0.999999999999793">
            <text:p>-1.0000000</text:p>
          </table:table-cell>
          <table:table-cell table:style-name="ce1" table:formula="of:=-[.N12]" office:value-type="float" office:value="-1.4142135623731">
            <text:p>-1.4142136</text:p>
          </table:table-cell>
          <table:table-cell table:style-name="ce1" table:formula="of:=-[.O12]" office:value-type="float" office:value="-1.4142135623731">
            <text:p>-1.4142136</text:p>
          </table:table-cell>
          <table:table-cell table:style-name="ce1" table:formula="of:=-[.P12]" office:value-type="float" office:value="-1.4142135623731">
            <text:p>-1.4142136</text:p>
          </table:table-cell>
          <table:table-cell table:style-name="ce1" table:formula="of:=-[.Q12]" office:value-type="float" office:value="-1.4142135623731">
            <text:p>-1.4142136</text:p>
          </table:table-cell>
        </table:table-row>
        <table:table-row table:style-name="ro1" table:number-rows-repeated="6552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1">01/11/2009</text:date>, <text:time>16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</meta:initial-creator>
    <meta:creation-date>2009-01-11T15:47:12.45</meta:creation-date>
    <dc:date>2009-01-11T16:01:31.32</dc:date>
    <dc:creator>Patrick</dc:creator>
    <meta:editing-duration>PT00H14M19S</meta:editing-duration>
    <meta:editing-cycles>1</meta:editing-cycles>
    <meta:document-statistic meta:table-count="3" meta:cell-count="204" meta:object-count="0"/>
    <meta:generator>OpenOffice.org/3.0$Win32 OpenOffice.org_project/300m9$Build-9358</meta:generator>
  </office:meta>
</office:document-meta>
</file>